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Layouts">
      <style:text-properties officeooo:rsid="00119975" officeooo:paragraph-rsid="00119975"/>
    </style:style>
    <style:style style:name="P2" style:family="paragraph" style:parent-style-name="Layouts">
      <style:text-properties officeooo:paragraph-rsid="00119975"/>
    </style:style>
    <style:style style:name="P3" style:family="paragraph" style:parent-style-name="Standard">
      <style:text-properties fo:font-size="12pt" style:text-underline-style="solid" style:text-underline-width="auto" style:text-underline-color="font-color" fo:font-weight="bold" officeooo:rsid="00103475" officeooo:paragraph-rsid="00103475" style:font-size-asian="12pt" style:font-weight-asian="bold" style:font-size-complex="12pt" style:font-weight-complex="bold"/>
    </style:style>
    <style:style style:name="P4" style:family="paragraph" style:parent-style-name="odstaveccc" style:list-style-name="L1">
      <style:text-properties officeooo:rsid="00119975" officeooo:paragraph-rsid="00119975"/>
    </style:style>
    <style:style style:name="P5" style:family="paragraph" style:parent-style-name="odstaveccc" style:list-style-name="L2">
      <style:text-properties officeooo:rsid="00119975" officeooo:paragraph-rsid="00119975"/>
    </style:style>
    <style:style style:name="P6" style:family="paragraph" style:parent-style-name="odstaveccc" style:list-style-name="L5">
      <style:text-properties officeooo:rsid="00119975" officeooo:paragraph-rsid="00119975"/>
    </style:style>
    <style:style style:name="P7" style:family="paragraph" style:parent-style-name="odstaveccc" style:list-style-name="L1">
      <style:text-properties fo:font-weight="bold" officeooo:rsid="00119975" officeooo:paragraph-rsid="00119975" style:font-weight-asian="bold" style:font-weight-complex="bold"/>
    </style:style>
    <style:style style:name="P8" style:family="paragraph" style:parent-style-name="odstaveccc" style:list-style-name="L5">
      <style:text-properties fo:font-weight="bold" officeooo:rsid="00119975" officeooo:paragraph-rsid="00119975" style:font-weight-asian="bold" style:font-weight-complex="bold"/>
    </style:style>
    <style:style style:name="P9" style:family="paragraph" style:parent-style-name="odstaveccc" style:list-style-name="L6">
      <style:text-properties fo:font-weight="bold" officeooo:rsid="00119975" officeooo:paragraph-rsid="00119975" style:font-weight-asian="bold" style:font-weight-complex="bold"/>
    </style:style>
    <style:style style:name="P10" style:family="paragraph" style:parent-style-name="odstaveccc" style:list-style-name="L5">
      <style:text-properties fo:font-weight="normal" officeooo:rsid="00155ebd" officeooo:paragraph-rsid="00155ebd" style:font-weight-asian="normal" style:font-weight-complex="normal"/>
    </style:style>
    <style:style style:name="P11" style:family="paragraph" style:parent-style-name="odstaveccc" style:list-style-name="L5">
      <style:text-properties officeooo:rsid="00155ebd" officeooo:paragraph-rsid="00155ebd"/>
    </style:style>
    <style:style style:name="T1" style:family="text">
      <style:text-properties officeooo:rsid="00119975"/>
    </style:style>
    <style:style style:name="T2" style:family="text">
      <style:text-properties officeooo:rsid="00155ebd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Bez_20_názvu1" text:outline-level="1" text:is-list-header="true"><text:span text:style-name="T2">Uživatel</text:span></text:h>
      <text:p text:style-name="P3"/>
      <text:h text:style-name="Layouts" text:outline-level="2" text:is-list-header="true">1) Správa uživatelů</text:h>
      <text:list text:style-name="L1">
        <text:list-item>
          <text:p text:style-name="P4">Přidání uživatele</text:p>
        </text:list-item>
      </text:list>
      <text:h text:style-name="Layouts" text:outline-level="2" text:is-list-header="true">2) Rozvrh</text:h>
      <text:list text:style-name="L2">
        <text:list-item>
          <text:p text:style-name="P5">Zatím nic</text:p>
        </text:list-item>
      </text:list>
      <text:h text:style-name="Layouts" text:outline-level="2" text:is-list-header="true">3) Události <text:span text:style-name="T1">(dělení)</text:span></text:h>
      <text:list xml:id="list4217253937" text:style-name="L5">
        <text:list-item>
          <text:p text:style-name="P6"><text:span text:style-name="T3">Placené akce</text:span></text:p>
          <text:list>
            <text:list-item>
              <text:p text:style-name="P10">Potvrzení události</text:p>
              <text:list>
                <text:list-item>
                  <text:p text:style-name="P10">zaplacená</text:p>
                </text:list-item>
                <text:list-item>
                  <text:p text:style-name="P10">dokončená</text:p>
                </text:list-item>
              </text:list>
            </text:list-item>
            <text:list-item>
              <text:p text:style-name="P10">Skrytí události</text:p>
            </text:list-item>
          </text:list>
        </text:list-item>
        <text:list-item>
          <text:p text:style-name="P6"><text:span text:style-name="T3">Jednoduché oznámení bez časového vymezení</text:span></text:p>
          <text:list>
            <text:list-item>
              <text:p text:style-name="P10">Skrytí události</text:p>
            </text:list-item>
          </text:list>
        </text:list-item>
        <text:list-item>
          <text:p text:style-name="P8">Jednoduché oznámení časově vymezené</text:p>
          <text:list>
            <text:list-item>
              <text:p text:style-name="P11">Potvrzení události</text:p>
              <text:list>
                <text:list-item>
                  <text:p text:style-name="P11">dokončená</text:p>
                </text:list-item>
              </text:list>
            </text:list-item>
            <text:list-item>
              <text:p text:style-name="P11">Skrytí události</text:p>
            </text:list-item>
          </text:list>
        </text:list-item>
        <text:list-item>
          <text:p text:style-name="P8">+ další</text:p>
        </text:list-item>
      </text:list>
      <text:h text:style-name="P2" text:outline-level="2" text:is-list-header="true"><text:span text:style-name="T1">4)Známkování</text:span></text:h>
      <text:list text:style-name="L6">
        <text:list-item>
          <text:p text:style-name="P9">Zatím nic</text:p>
        </text:list-item>
      </text:list>
      <text:h text:style-name="P1" text:outline-level="2" text:is-list-header="true">5) + další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s" fo:country="CZ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ayouts" style:family="paragraph" style:parent-style-name="Heading_20_2" style:master-page-name="">
      <style:paragraph-properties style:page-number="auto"/>
      <style:text-properties fo:font-size="15pt" style:text-underline-style="none" fo:font-weight="bold" officeooo:rsid="00119975" style:font-size-asian="12pt" style:font-weight-asian="normal" style:font-size-complex="12pt" style:font-weight-complex="normal"/>
    </style:style>
    <style:style style:name="Bez_20_názvu1" style:display-name="Bez názvu1" style:family="paragraph" style:parent-style-name="Heading_20_1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odstaveccc" style:family="paragraph" style:parent-style-name="Contents_20_2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4T21:57:59.929000000</meta:creation-date>
    <meta:generator>LibreOffice/7.5.3.2$Windows_X86_64 LibreOffice_project/9f56dff12ba03b9acd7730a5a481eea045e468f3</meta:generator>
    <dc:date>2024-04-24T22:46:26.226000000</dc:date>
    <meta:editing-duration>PT48M7S</meta:editing-duration>
    <meta:editing-cycles>3</meta:editing-cycles>
    <meta:document-statistic meta:table-count="0" meta:image-count="0" meta:object-count="0" meta:page-count="1" meta:paragraph-count="21" meta:word-count="60" meta:character-count="331" meta:non-whitespace-character-count="307"/>
  </office:meta>
</office:document-meta>
</file>